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2.132cm" fo:min-width="11.882cm" fo:padding-top="0.177cm" fo:padding-bottom="0.177cm" fo:padding-left="0.302cm" fo:padding-right="0.302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23cm" fo:min-width="1.073cm" fo:padding-top="0.178cm" fo:padding-bottom="0.178cm" fo:padding-left="0.303cm" fo:padding-right="0.303cm" loext:decorative="false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cccccc" draw:textarea-horizontal-align="justify" draw:textarea-vertical-align="middle" draw:auto-grow-height="false" fo:min-height="6.1cm" fo:min-width="3.628cm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424cm" fo:min-width="0.174cm" loext:decorative="false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85cm" fo:min-width="0c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79cm" fo:min-width="0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0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Ubuntu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paragraph-properties fo:text-align="center"/>
      <style:text-properties style:font-name="Ubuntu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style:font-name="Ubuntu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style:font-name="Ubuntu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end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fo:text-align="end"/>
      <style:text-properties style:font-name="Ubuntu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Ubuntu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82cm" svg:height="12.382cm" svg:x="4.445cm" svg:y="0.1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3cm" svg:x="4.762cm" svg:y="0.73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23cm" svg:height="2.223cm" svg:x="4.762cm" svg:y="3.732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23cm" svg:height="2.223cm" svg:x="4.762cm" svg:y="6.732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23cm" svg:height="2.223cm" svg:x="4.762cm" svg:y="9.733cm">
          <text:p text:style-name="P4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23cm" svg:height="2.223cm" svg:x="14.262cm" svg:y="0.732cm">
          <text:p text:style-name="P4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23cm" svg:height="2.223cm" svg:x="14.262cm" svg:y="3.732cm">
          <text:p text:style-name="P4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23cm" svg:height="2.223cm" svg:x="14.262cm" svg:y="6.732cm">
          <text:p text:style-name="P4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23cm" svg:height="2.223cm" svg:x="14.262cm" svg:y="9.733cm">
          <text:p text:style-name="P4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128cm" svg:height="6.35cm" svg:x="8.572cm" svg:y="3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952cm" svg:height="0.952cm" svg:x="6.985cm" svg:y="0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952cm" svg:height="0.952cm" svg:x="8.89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17cm" svg:height="0.635cm" svg:x="8.255cm" svg:y="3.8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17cm" svg:height="0.635cm" svg:x="8.255cm" svg:y="5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17cm" svg:height="0.635cm" svg:x="8.255cm" svg:y="6.8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17cm" svg:height="0.635cm" svg:x="8.255cm" svg:y="8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17cm" svg:height="0.635cm" svg:x="12.705cm" svg:y="3.8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17cm" svg:height="0.635cm" svg:x="12.705cm" svg:y="5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17cm" svg:height="0.635cm" svg:x="12.705cm" svg:y="6.8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17cm" svg:height="0.635cm" svg:x="12.705cm" svg:y="8.35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35cm" svg:height="1.678cm" draw:transform="rotate (0.988903554179987) translate (8.319cm 8.522cm)">
          <draw:text-box>
            <text:p text:style-name="P7"><text:span text:style-name="T2">EEPROM</text:span></text:p>
          </draw:text-box>
        </draw:frame>
        <draw:frame draw:style-name="gr9" draw:text-style-name="P10" draw:layer="layout" svg:width="2.858cm" svg:height="1.199cm" svg:x="1.587cm" svg:y="1.188cm">
          <draw:text-box>
            <text:p text:style-name="P9"><text:span text:style-name="T3">cs_1</text:span></text:p>
          </draw:text-box>
        </draw:frame>
        <draw:frame draw:style-name="gr10" draw:text-style-name="P11" draw:layer="layout" svg:width="4.128cm" svg:height="1.199cm" svg:x="0.317cm" svg:y="4.189cm">
          <draw:text-box>
            <text:p text:style-name="P9"><text:span text:style-name="T3">spi_miso</text:span></text:p>
          </draw:text-box>
        </draw:frame>
        <draw:frame draw:style-name="gr11" draw:text-style-name="P11" draw:layer="layout" svg:width="4.445cm" svg:height="1.199cm" svg:x="0cm" svg:y="7.19cm">
          <draw:text-box>
            <text:p text:style-name="P9"><text:span text:style-name="T3">WPn</text:span></text:p>
          </draw:text-box>
        </draw:frame>
        <draw:frame draw:style-name="gr9" draw:text-style-name="P10" draw:layer="layout" svg:width="2.858cm" svg:height="1.199cm" svg:x="1.587cm" svg:y="10.191cm">
          <draw:text-box>
            <text:p text:style-name="P9"><text:span text:style-name="T3">GND</text:span></text:p>
          </draw:text-box>
        </draw:frame>
        <draw:frame draw:style-name="gr10" draw:text-style-name="P11" draw:layer="layout" svg:width="4.128cm" svg:height="1.199cm" svg:x="16.817cm" svg:y="4.19cm">
          <draw:text-box>
            <text:p text:style-name="P12"><text:span text:style-name="T3">HOLDn</text:span></text:p>
          </draw:text-box>
        </draw:frame>
        <draw:frame draw:style-name="gr10" draw:text-style-name="P11" draw:layer="layout" svg:width="4.128cm" svg:height="1.199cm" svg:x="16.817cm" svg:y="1.191cm">
          <draw:text-box>
            <text:p text:style-name="P12"><text:span text:style-name="T3">Vcc</text:span></text:p>
          </draw:text-box>
        </draw:frame>
        <draw:frame draw:style-name="gr10" draw:text-style-name="P11" draw:layer="layout" svg:width="4.128cm" svg:height="1.199cm" svg:x="16.817cm" svg:y="7.192cm">
          <draw:text-box>
            <text:p text:style-name="P12"><text:span text:style-name="T3">spi_sclk</text:span></text:p>
          </draw:text-box>
        </draw:frame>
        <draw:frame draw:style-name="gr10" draw:text-style-name="P11" draw:layer="layout" svg:width="4.128cm" svg:height="1.199cm" svg:x="16.817cm" svg:y="10.193cm">
          <draw:text-box>
            <text:p text:style-name="P12"><text:span text:style-name="T3">spi_mos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0:30:52.497613842</meta:creation-date>
    <dc:date>2025-11-18T20:54:19.694868707</dc:date>
    <meta:editing-duration>PT12M36S</meta:editing-duration>
    <meta:editing-cycles>2</meta:editing-cycles>
    <meta:generator>LibreOffice/24.2.7.2$Linux_X86_64 LibreOffice_project/420$Build-2</meta:generator>
    <meta:print-date>2025-11-18T20:47:33.738627119</meta:print-date>
    <meta:printed-by>PDF files</meta:printed-by>
    <meta:document-statistic meta:object-count="29"/>
  </office:meta>
</office:document-meta>
</file>